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nstant Model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/>
          <table:table-cell office:value-type="string" calcext:value-type="string">
            <text:p>LFM</text:p>
          </table:table-cell>
          <table:table-cell/>
          <table:table-cell table:style-name="Default"/>
          <table:table-cell office:value-type="string" calcext:value-type="string">
            <text:p>OBFM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2" office:value-type="string" calcext:value-type="string">
            <text:p>MCTS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5" office:value-type="string" calcext:value-type="string">
            <text:p>MCTS</text:p>
          </table:table-cell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ntinuous Model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/>
          <table:table-cell office:value-type="string" calcext:value-type="string">
            <text:p>LFM</text:p>
          </table:table-cell>
          <table:table-cell/>
          <table:table-cell table:style-name="Default"/>
          <table:table-cell office:value-type="string" calcext:value-type="string">
            <text:p>OBFM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2" office:value-type="string" calcext:value-type="string">
            <text:p>MCTS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5" office:value-type="string" calcext:value-type="string">
            <text:p>MCTS</text:p>
          </table:table-cell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13:20.565167733</meta:creation-date>
    <dc:date>2019-11-20T09:05:17.309246603</dc:date>
    <meta:editing-duration>PT21M26S</meta:editing-duration>
    <meta:editing-cycles>1</meta:editing-cycles>
    <meta:document-statistic meta:table-count="1" meta:cell-count="196" meta:object-count="0"/>
    <meta:generator>LibreOffice/6.0.7.3$Linux_X86_64 LibreOffice_project/00m0$Build-3</meta:generator>
  </office:meta>
</office:document-meta>
</file>